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8"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8437874565767381842"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7102028922998429085"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3943980600634695016"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7274460790020913155"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6978295345849294617"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159174108008829568"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7237309618064516382"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636514381964042223"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376638199554962439"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8511948027373349138"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5402372038169624361"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5930558688760502810"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497265925946712006"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6995350633273703103" text:style-name="L14">
        <text:list-item>
          <text:p text:style-name="P29">single target damage effect </text:p>
        </text:list-item>
        <text:list-item>
          <text:p text:style-name="P29">aoe damage effect DONE</text:p>
        </text:list-item>
      </text:list>
      <text:p text:style-name="P8">Fix knockdown/standup on defenders DONE</text:p>
      <text:list xml:id="list5193624095620140657"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3285757560747816574"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4264432547086047711"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976168015426302090"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2865231242746215101"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5162842809866904955"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3325772483114814802"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6106981028855634897"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1697221066048285204"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4527741447123874114"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350556085987366611"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4189394181987251340"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7160906732873815300"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8123322104776523305"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3427437662880059744"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6020444084043022360"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8698608480168962487"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7790018685181707893"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8207346708169461563"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2334217162537106364"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7923675553508828370"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2241698836382600044"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8445195192809054135"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845456963542523309"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2964166595428362707"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1178974828753508587"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7789506814750630970"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7277183837647394694"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7297741417365278315"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8223049172110368332"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4409319332952581182"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4974345967363636299"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2974612266080941444"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1908469413493795812"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1269387515709434369"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7348876279105387954"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721088484235531410"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6278094368955097747"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8650805440816566892"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6028546253770087877" text:style-name="L54">
        <text:list-item>
          <text:p text:style-name="P69"><text:s/>See notes in design notes document</text:p>
        </text:list-item>
      </text:list>
      <text:p text:style-name="P4">Sprint 39: Rework Necromancer enemy (completed 28/10/19)</text:p>
      <text:list xml:id="list5944027015222153744"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6594983858119322157"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1695784615484398008" text:style-name="L57">
        <text:list-item>
          <text:p text:style-name="P72">item card looks ugly: redesign item card view DONE</text:p>
        </text:list-item>
        <text:list-item>
          <text:p text:style-name="P72">use STS card templates, or find a new card template DONE</text:p>
        </text:list-item>
      </text:list>
      <text:p text:style-name="P8"/>
      <text:list xml:id="list3697945481519363389" text:style-name="L58">
        <text:list-item>
          <text:p text:style-name="P73">find better item sprites DONE</text:p>
        </text:list-item>
      </text:list>
      <text:p text:style-name="P4">Sprint 42: Remove spell info box, implement ability info panels (completed 31/10/19)</text:p>
      <text:list xml:id="list3835698731735407104" text:style-name="L59">
        <text:list-item>
          <text:p text:style-name="P74"><text:soft-page-break/>review scripts from sci fi game</text:p>
        </text:list-item>
      </text:list>
      <text:p text:style-name="P4">Sprint 43: Reward Screen updates + UI view updates (completed 31/10/19)</text:p>
      <text:list xml:id="list7033541563429276838"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3425241998058708772"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7632481891534774732"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1193333520932307982"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4932518170104269584"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2532340952876490682"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5540328430719931869"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380311411633831329"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8247168025592968620"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7780234174083216488"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5494909710581020932"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2343411533665909066"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776863010033944790"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2895692611836718374"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653085054829471182"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7364324710554606849"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2848163354268880432"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6405760642845058796"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5607563655521513124"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1877325735974921973"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4469787491395235450"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3664105344438191282" text:style-name="L81">
        <text:list-item>
          <text:p text:style-name="P96">text logic also edits ability info panel text fields (just for the starting defender abilities) DONE</text:p>
        </text:list-item>
      </text:list>
      <text:p text:style-name="P8">Play Test</text:p>
      <text:list xml:id="list855821410271008325" text:style-name="L82">
        <text:list-item>
          <text:p text:style-name="P97">Play the game and hunt/squash bugs</text:p>
        </text:list-item>
      </text:list>
      <text:p text:style-name="P8">Controls</text:p>
      <text:list xml:id="list4360922632451596528"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3617475478269135121"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7450531558105646853"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5779368180202346044"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2019695619971091113"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6206546581738400207"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737262564887864985"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5695580198653579200"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4408360682504960387"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4315024749563948106"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4983533392369246765"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2951159058304201525"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8909848873642014315"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5229175485667313299"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2170232603920517718"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4574868405618890715"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8382999688541781029"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4418791367736864991"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8958440615250650283"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3764044231668039577"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1186933767129395046"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3228194263275070089"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2428061870823314542"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8393053198213638190"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4560113289079230236"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9092656645685609296"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5827279919572153558"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3568641265563155483"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8887531908868366362"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6859978506162450268"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341089529551892287"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3253114470509127886"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6824277486170096811"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1832329016317433805"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1760358865751568255"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7726143004586486966"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7284374621498927038"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630242439620828100"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9086815362792375520"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5076154321830169492"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6311257467334822625"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2183413417630387293"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6067708533957351466"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49406970036214844"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8700095543441866038"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1070998768321707498"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5032772792947397093"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9152459584390604205"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7235121137279079650"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6316840427076339654"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1771659511918602260"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1549941696971333086"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3110732673116060512"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1323162463642793733"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1843410269012263534"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290587322248931817"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8634233528228521703"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2280730469161545700"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3490755453476846286"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1071264818958559435"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837605741335532874"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5734148694727475936"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3081811157584431400"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3658249870487802651"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6685554336235579722"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5125923484390573456"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8237704210810425921"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5928706186570454192"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4242756496947952291"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8626834000501184630"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6054753708398634276"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816627179409385770"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2556775069034580157"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2712558731896747585"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6904278580644393958"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3129782438478487655"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6423878812651413704"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1822240016610927290"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3705144087732844356"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2321784800788580343"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7704443554111483121"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4634011639673937542"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7462567925358052174"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193992629476304060"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346106968898589510"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9026805817356688996"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7003193216641149318"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657629259326118200"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8261566568111825382" text:style-name="L171">
        <text:list-item>
          <text:list>
            <text:list-item>
              <text:p text:style-name="P247">stat value texts in character data change colour if positive/negative</text:p>
            </text:list-item>
          </text:list>
        </text:list-item>
      </text:list>
      <text:p text:style-name="P8"/>
      <text:list xml:id="list4154746040427778263"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7899566536145742046" text:style-name="L173">
        <text:list-item>
          <text:p text:style-name="P227">Character Data</text:p>
          <text:list>
            <text:list-item>
              <text:p text:style-name="P248">all mouse over panel elements highlight when moused over</text:p>
            </text:list-item>
            <text:list-item>
              <text:p text:style-name="P248">plus buttons for talents don't appear unless you have points to spend</text:p>
            </text:list-item>
            <text:list-item>
              <text:p text:style-name="P248">unlocking a talent creates a mini star explosion VFX</text:p>
            </text:list-item>
            <text:list-item>
              <text:p text:style-name="P248">while dragging an ability tome, the drop box has a highlight around it</text:p>
            </text:list-item>
            <text:list-item>
              <text:p text:style-name="P248">when the ability tome is dropped and learnt, a mini start VFX explosion occurs on the drop box</text:p>
            </text:list-item>
          </text:list>
        </text:list-item>
      </text:list>
      <text:p text:style-name="P8"/>
      <text:list xml:id="list1692915754244984255" text:style-name="L174">
        <text:list-item>
          <text:p text:style-name="P228">Character Roster</text:p>
          <text:list>
            <text:list-item>
              <text:p text:style-name="P249">character roster button highlights better when moused over DONE</text:p>
            </text:list-item>
          </text:list>
        </text:list-item>
      </text:list>
      <text:list xml:id="list1302069189842863462" text:style-name="L175">
        <text:list-item>
          <text:p text:style-name="P250">Char Roster / Map Transition</text:p>
          <text:list>
            <text:list-item>
              <text:p text:style-name="P250">Char roster and world map transition from off screen north to centre screen when activated</text:p>
            </text:list-item>
          </text:list>
        </text:list-item>
      </text:list>
      <text:p text:style-name="P6">Sprint 111: Custom Character Builder System. UCM Overhaul. Items modify UCM Appearance. </text:p>
      <text:list xml:id="list192887869196247258"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4761668629250480632" text:style-name="L177">
        <text:list-item>
          <text:p text:style-name="P216">Player Prefs</text:p>
        </text:list-item>
      </text:list>
      <text:list xml:id="list3588694489522294534"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2849393278794733199" text:style-name="L179">
        <text:list-item>
          <text:p text:style-name="P218">Save Game /Load Game system</text:p>
        </text:list-item>
      </text:list>
      <text:list xml:id="list7916953820325212016"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4698211944877691228"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4404407917420659640"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8109276675004982827"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1097870829746931861"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42675954" text:continue-list="list192887869196247258"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2517542341835609825"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7751287684662821017"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3148988725579931093" text:style-name="L187">
        <text:list-item>
          <text:p text:style-name="P251">start by editing character model appearance</text:p>
        </text:list-item>
        <text:list-item>
          <text:p text:style-name="P251">create way to save entity in character maker</text:p>
        </text:list-item>
        <text:list-item>
          <text:p text:style-name="P251">create way to load entity in character maker</text:p>
        </text:list-item>
        <text:list-item>
          <text:p text:style-name="P251">create way to edit abilities, talents and weapons</text:p>
        </text:list-item>
      </text:list>
      <text:p text:style-name="P8"/>
      <text:p text:style-name="P8"/>
      <text:p text:style-name="P5">New Script Ideas</text:p>
      <text:p text:style-name="P6">CharacterPresetData</text:p>
      <text:list xml:id="list3168415030851797686" text:style-name="L188">
        <text:list-item>
          <text:list>
            <text:list-item>
              <text:p text:style-name="P252">holds all info about a characters appearance, abilities, talents, passives and items</text:p>
            </text:list-item>
            <text:list-item>
              <text:p text:style-name="P252">saving a character in the character creater screen creates one of these files</text:p>
            </text:list-item>
            <text:list-item>
              <text:p text:style-name="P252">in char select main screen, you can import one of these files</text:p>
            </text:list-item>
            <text:list-item>
              <text:p text:style-name="P252">char select main screen builds the premade origin characters out of these objects.</text:p>
              <text:list>
                <text:list-item>
                  <text:p text:style-name="P252">Also builds the custom characters</text:p>
                </text:list-item>
              </text:list>
            </text:list-item>
            <text:list-item>
              <text:p text:style-name="P252">this object type is saved in playerPrefs</text:p>
            </text:list-item>
          </text:list>
        </text:list-item>
      </text:list>
      <text:p text:style-name="P6">CharacterBuildPresetData</text:p>
      <text:list xml:id="list591022311464689298" text:style-name="L189">
        <text:list-item>
          <text:p text:style-name="P253">holds data on abilities, and talents</text:p>
        </text:list-item>
        <text:list-item>
          <text:p text:style-name="P253">used to be auto build the combat aspect of characterPresetData objects</text:p>
          <text:list>
            <text:list-item>
              <text:p text:style-name="P253">auto builds, clothing/armor, weapons, abilities and talent point assignments</text:p>
            </text:list-item>
          </text:list>
        </text:list-item>
        <text:list-item>
          <text:p text:style-name="P253">should be an SO</text:p>
        </text:list-item>
        <text:list-item>
          <text:p text:style-name="P253"><text:soft-page-break/>doesnt have to be used</text:p>
        </text:list-item>
      </text:list>
      <text:p text:style-name="P6">CharacterPresetLibrary</text:p>
      <text:list xml:id="list4529524435457554677" text:style-name="L190">
        <text:list-item>
          <text:p text:style-name="P254">static singleton</text:p>
        </text:list-item>
        <text:list-item>
          <text:p text:style-name="P254">stored in playerPrefs</text:p>
        </text:list-item>
        <text:list-item>
          <text:p text:style-name="P254">holds all origin characters in a list</text:p>
        </text:list-item>
        <text:list-item>
          <text:p text:style-name="P254">holds all custom characters in a list (seperate from origin char list)</text:p>
        </text:list-item>
      </text:list>
      <text:p text:style-name="P6">CharacterPresetTemplate</text:p>
      <text:list xml:id="list6190787700446492590"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3112958241226113250" text:style-name="L192">
        <text:list-item>
          <text:p text:style-name="P235">New Parents and view lists</text:p>
        </text:list-item>
      </text:list>
      <text:p text:style-name="P6">Base Bodies</text:p>
      <text:list xml:id="list42658390"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9070870364649929846" text:style-name="L193">
        <text:list-item>
          <text:p text:style-name="P236">Undead Heads</text:p>
          <text:list>
            <text:list-item>
              <text:p text:style-name="P236">Undead Head 1, etc</text:p>
            </text:list-item>
          </text:list>
        </text:list-item>
      </text:list>
      <text:list xml:id="list1617235849870425920" text:style-name="L194">
        <text:list-item>
          <text:p text:style-name="P237">Orc Heads</text:p>
          <text:list>
            <text:list-item>
              <text:p text:style-name="P237">Orc Head 1, etc</text:p>
            </text:list-item>
          </text:list>
        </text:list-item>
      </text:list>
      <text:list xml:id="list7697926683365864146" text:style-name="L195">
        <text:list-item>
          <text:p text:style-name="P238">Repeated for</text:p>
          <text:list>
            <text:list-item>
              <text:p text:style-name="P238">Chest, Legs, Right arm, right hand, left arm, left hand</text:p>
            </text:list-item>
          </text:list>
        </text:list-item>
      </text:list>
      <text:list xml:id="list185629609711688933"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682303476315179726"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8759949372261016034" text:style-name="L198">
        <text:list-item>
          <text:p text:style-name="P255">UCM</text:p>
        </text:list-item>
        <text:list-item>
          <text:p text:style-name="P255">Appearance tab(s)</text:p>
        </text:list-item>
        <text:list-item>
          <text:p text:style-name="P255">Talent Pages</text:p>
        </text:list-item>
        <text:list-item>
          <text:p text:style-name="P255">Talent Point allocation window</text:p>
        </text:list-item>
      </text:list>
      <text:p text:style-name="P8"/>
      <text:p text:style-name="P5">Character Preset Data Object</text:p>
      <text:list xml:id="list5533223897424503272"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2486424988176414818"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5335594670975868073" text:style-name="L201">
        <text:list-item>
          <text:p text:style-name="P243">character creation page must be able to save the settings into a characterPresetData object</text:p>
        </text:list-item>
      </text:list>
      <text:p text:style-name="P9"/>
      <text:p text:style-name="P6">Data needed for loading/saving</text:p>
      <text:list xml:id="list191199147693621213" text:style-name="L202">
        <text:list-item>
          <text:p text:style-name="P244">UCM</text:p>
          <text:list>
            <text:list-item>
              <text:p text:style-name="P244">All body parts and clothing parts</text:p>
            </text:list-item>
          </text:list>
        </text:list-item>
      </text:list>
      <text:list xml:id="list6793786145882116474" text:style-name="L203">
        <text:list-item>
          <text:p text:style-name="P245">Race (orc, human, etc)</text:p>
          <text:list>
            <text:list-item>
              <text:p text:style-name="P245">racial abilities/passives/traits</text:p>
            </text:list-item>
          </text:list>
        </text:list-item>
      </text:list>
      <text:list xml:id="list6783130563712830034" text:style-name="L204">
        <text:list-item>
          <text:p text:style-name="P246"><text:soft-page-break/>Combat related</text:p>
        </text:list-item>
      </text:list>
      <text:list xml:id="list42663713" text:continue-list="list6793786145882116474"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8"/>
      <text:p text:style-name="P6">Sprint 11 TO DO 11/6/2020 UPDATE</text:p>
      <text:list xml:id="list3162043168393175441" text:style-name="L205">
        <text:list-item>
          <text:p text:style-name="P256">create load player made preset feature in team building screen DONE</text:p>
        </text:list-item>
        <text:list-item>
          <text:p text:style-name="P256">create load player made preset feature in char creation screen (so player can edit their character presets) DONE</text:p>
        </text:list-item>
        <text:list-item>
          <text:p text:style-name="P256">update menu character UI to show new data elements (background, race, etc)</text:p>
        </text:list-item>
        <text:list-item>
          <text:p text:style-name="P256">implement player prefs system for saving player made presets</text:p>
        </text:list-item>
        <text:list-item>
          <text:p text:style-name="P256">implement logic for building CharacterData in game from character preset data (so player can actually play the game with their custom characters + origin characters) DONE</text:p>
        </text:list-item>
        <text:list-item>
          <text:p text:style-name="P256">how to delete player made presets?</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12T22:44:42.18</dc:date>
    <dc:creator>Black Will</dc:creator>
    <meta:editing-duration>P3DT3H59M39S</meta:editing-duration>
    <meta:editing-cycles>45</meta:editing-cycles>
    <meta:generator>OpenOffice/4.1.6$Win32 OpenOffice.org_project/416m1$Build-9790</meta:generator>
    <meta:document-statistic meta:table-count="0" meta:image-count="0" meta:object-count="0" meta:page-count="104" meta:paragraph-count="2625" meta:word-count="19640" meta:character-count="111329"/>
  </office:meta>
</office:document-meta>
</file>